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text:p>
      <text:p text:style-name="Standard"/>
      <text:p text:style-name="Standard"><text:tab/>The year is 2046, and Midway City is in turmoil. <text:s/>The police force has taken serious budget cuts and now faces the threat of riots on a daily basis, furthermore, the city has been in the strangle hold of the Mos Maiorum society, a secret alliance of wealthy business men that build a militia with their power and resouces. <text:s/>Thus begins the story of Colin Rayner, an 18 year old man living on his famliy's farm in the town of Middleton. <text:s/>One April night, a large rour of trucks barge onto the Rayner Farm. <text:s/>Out of the trucks pop the maniacal leader of the Mos Maiorum Society, Marlon Mereck and his trusted advisor L. Ron Mack. <text:s/>The two torch the farm in search of riches to further their campaign of terror, when none are found Mereck looks to a man in the cab of the truck sporting a black mask and a black hood for the next move who gets out and kills all of Rayner's family with a bow and arrow, leaving Colin alive. <text:s/>Rayner then goes to the city council of Midway City and pleads with them to have the police spend their resources to hunt down this criminal organization. <text:s/>When this mission fails, a member of the city council, a middle aged woman, mentions to Colin a story about a very skilled soldier, the first ever female Green Beret named Amanda Taylor. <text:s/>The legend says that this LT. Taylor was in charge of extracting an informant from a Cambodian Prison camp, the mission went south when her team was captured and then became inmates at the same prison camp. <text:s/>The team was declared MIA yet the story continues that the team was killed but one made it out of the camp alive, escaping the mainland of south east asia. <text:s/>Colin Rayner than uses whatever funds he is able to scrounge and he sets off to South East Asia to locat the missing Taylor. <text:s/>On this Journey, Rayner is followed by former soldiers of the Cambodian warlord that ran the prison camp until they all reach the famous Island of Palau known for it's Japanese occupation in World War 2. <text:s/>Once Rayner reaches the island he is chased by these cambodian soldiers until they are shot by arrows. <text:s/>Colin then turns around and sees a human drop from the trees, wearing tattered US issued clothing and leaves from the jungles, the human then removes their hood to show that it's Amanda Taylor, surviving after all these years. <text:s/>Taylor then takes Colin back to a make shift camp that she has lived in for the last 10 years. <text:s/>Colin tells Amanda that she has been declared dead and that she was need back in Midway city, that an evil has come, one that need to be stopped. <text:s/>Taylor is skeptical at first, yet she reluctantly agrees to return to America to assist Colin in his plan for justice. <text:s/></text:p>
      <text:p text:style-name="Standard"/>
      <text:p text:style-name="Standard"><text:tab/>Upon her arrival back in the states, Amanda Taylor realizes she needs to adopt a new identity. <text:s/>If she was to take the law into her own hands, to dismantle the Mos Maiorum society, Amanda Taylor must continue to be dead, she would become a symbol she would become Artemis the Hunter. <text:s/>Colin and Amanda then form a two person crime fighting team while locating and aprehending the local members of the Mos Maiorum society. <text:s/>During this time they gain team members, such as a former celebrity bounty hunter and college friend of Taylor, Roland Fargus, idealist Cynthia Adams and police detective Stanley Gallagher. <text:s/>The hunt begins with an old rival from Taylor's past, the former dictator of Cambodia Tuol Sleng is in Midway City looking to escape his crimes over seas. <text:s/>As he is trying to escape the city via the Metro, Taylor ambushes Sleng dressed like an Apache warrior and after a fist-fight Taylor arrests Sleng for his war crimes. <text:s/>This begins a string of incidents in which a vigilante group begins to take down the both hardened criminals and Mos Maiorum heavy weights. <text:s/>This list includes Russian mobster Gergori Gehkt, the murderer of Fargus' wife, all while the political figures of the city begin to flip flop on supporting the vigilanties to supporting the police. <text:s/>The Vigilante team assists Mayor Terrelle Locke's reelection, aids the police in the capture of a serial killer and even halt an attack from the Mos Maiorum society on the Police HQ, in a vain attempt to kidnap the police Captain James Cook. <text:s/>After weeks of police help the team discovers that the Mos Maiorum leader Marlon Mereck is not calling the shots, that this group is being funded by an outside benefactor, an even more vicious criminal that is shrouded in mystery who calls himself Sagittarius, a black robed archer that is hell bent on killing Taylor or rather her new identity of Artemis. <text:s/>This begins a sieres of <text:soft-page-break/>fights between Artemis and Sagittarius, which stretch across the city and to other cities around the country, Sagittarius even goes as far as to kidnap Taylor's Father in order to fulfill his sadistic craze. </text:p>
      <text:p text:style-name="Standard"><text:tab/>Soon the villian Sagittarius sends a message to the team calling for a meeting between him and Artemis. <text:s/>In this meeting Sagittarius reveals that he is someone known to Amanda Taylor, a former soldier in her company, one who served with her in Cambodia, Sgt. Jack Seader, who was captured and tortured by the Cambodian rebels before being abandonded by his commanding officer, after this he swore to gain revenge for being forgotten by an officer that he held strong feelings for. <text:s/>He then turned against his army and his country to become a new form of terrorist baseing himself in the U.S. In order to gain his revenge against Taylor and the nation itself. <text:s/>In this conversation Seder reveals that he has been pulling the strings the entire time, hunting and killing all the members of Taylor's basic training unit until she was drawn back to America so he could begin to exact his vengeance. <text:s/>After the big reveal, a fight ensues in which Amanda escapes with her life and then begins to train the team to better prepare for the eventual battle. <text:s/>Soon with the aid of the police force the team of vigilantes learn about a plot by Sagittarius to destory the entire city, <text:s/>since his pervious attempts to kill Amanda Taylor have failed. <text:s/>This plan involves a Cold War tactic of using a number of sleeper agents dispense a lethal virus that will wipe out the population, this forces the team to ally themselves with former foes in order to find the identities and halt the sleeper agents. <text:s/>While this final showdown is in place, Artemis battles Sagittarius for the final time and this fight is the most brutal and intense as the two fight till exhaustion and after a blocked attack Amanda punches Seader in the face and then kicks him to the ground. <text:s/>After a short exchange of words, Amanda shoots an arrow into the neck of Seader killing the villian. <text:s/>With the city under control and the people safe, Amanda then contemplates staying around town as the reasons for staying have all but diminished, yet Rollo convinces her to stay aroudn at least until Colin and Cynthia are ready to continue the vigilante justice. <text:s/>The story then ends with all the heroes together working to solve crimes in the city to this day. <text:s/></text:p>
      <text:p text:style-name="Standard"/>
      <text:p text:style-name="Standard"><text:s/>- Characters -</text:p>
      <text:p text:style-name="Standard"/>
      <text:p text:style-name="Standard"><text:s/>- The Good - </text:p>
      <text:p text:style-name="Standard"/>
      <text:p text:style-name="Standard">Colin Rayner – a young idealist, 18 years old, with a father and mother who fought in the U.S. Army, all he wants to do is be a solider just like everyone in his family. <text:s/>He was born and raised outside Midway City and loses his home to Mereck and the Mos Maiorum so. <text:s/>In order to turn the tables on the occult society Rayner seeks out the help of the lost Green Beret who is said to have been killed in action in Cambodia. <text:s/>Rayner is a tech genius and engineer who can do magic with computors, this has gotten him into trouble as he is a known hacker </text:p>
      <text:p text:style-name="Standard"/>
      <text:p text:style-name="Standard">Amanda Taylor – An old veteran, 35 years old, A green beret in the U.S. Military who was placed in charge of covert missions throughout the War on Terror in Afghanistan, Syria and Cambodia. <text:s/>During the mission to Cambodia, Taylor and her team of soldiers were ambushed by the army of a warlord. <text:s/>Taylor was taken prisoner and held in a Cambodian war prison for 4 years before escaping to an island in the South China Sea. <text:s/>Taylor comes back to the world after spending another 6 years away, taking on a new role for her home town of Midtown city as the vigilante Artemis. <text:s/>She is an expert in hand to hand combat, holds superior archery skills as well as talents with blades. <text:s/></text:p>
      <text:p text:style-name="Standard"/>
      <text:p text:style-name="Standard">Roland Fargus – The Former TV bounty hunter, 39 Years old, known as the Mutt, he is a former U.S. Marine and shooting specialist. <text:s/>Fargus is met Taylor when they were both fighting in Afghanistan and they have been friends every since. <text:s/>Fargus always carries two silver, pearl handled pistols that were a gift from his father into battle and after his time in war was over he joins with Taylor and Rayner to clean the streets of Midway city. <text:s/>He is haunted by the loss of his wife and daughter, he spends most of <text:soft-page-break/>his time plotting his revenge. <text:s/></text:p>
      <text:p text:style-name="Standard"/>
      <text:p text:style-name="Standard">Cynthia Adams – A presedent at the local university, 21 Years old, an idealist that was saved by Artemis from a gang of attackers and this sparks an infatuation with the vigilante and the team around her. <text:s/>Adams then desparatly wants to join the crime fighting team, and she is personally trained by Taylor herself in order to withstand the horrors of the life. <text:s/>Adams is also a black-belt in Karate and even gains a spot on the team donning the name Calypso. <text:s/></text:p>
      <text:p text:style-name="Standard"/>
      <text:p text:style-name="Standard">Stan Gallagher – The young up and coming police detective, 28 years old, Gallagher is another idealist who believes in a clean city without crime and corruption. <text:s/>Gallagher has a good heart, always wishes to do the right thing and not wishing to bend the law, however he is conflicted when approached the idea of someone taking the law into their own hands. <text:s/>He always is challenged by his captain on his cases however with Artemis' help, Gallagher is able to become Midway City's best detective. <text:s/>He is also responsible for giving the vigilante team access to police files and information. <text:s/></text:p>
      <text:p text:style-name="Standard"/>
      <text:p text:style-name="Standard">- The Bad - </text:p>
      <text:p text:style-name="Standard"/>
      <text:p text:style-name="Standard">Marlon Mereck – The Sadistic leader of the Mos Maiorum Society, 31 years old, He is obbesssed with the occult and mystical treasures. <text:s/>He is a billionare who has funed his own personal militia of former KKK members and southern rebels. <text:s/>He is also hell bent on making sure crime remains an all time high in the city to ensure his eventual control over the people and the government. <text:s/>Not much as known about the man yet it is clear that his intentions go beyond that of a common crime lord, he is always dressed in he full Nazi SS uniform with the symbol of his organization on the front of the hat. <text:s/>He is not the best fighter but can certainly hold his own in a fist fight. <text:s/></text:p>
      <text:p text:style-name="Standard"/>
      <text:p text:style-name="Standard">L. Ron Mack – The Head of the military wing of the Mos Maiorum society, 27 years old, this man is in charge of keeping the ranks of this secret society filled anyone bent on harming society. <text:s/>This man is obssessed with the old ways of the Samurai, he thinks that he was a Japanese warrior in a past life so much so that he carries a Katana sword with him at all times, he carries an old Nambu pistol and wears a great deal of medals none of which he actually earned. <text:s/>Mack also believes that he is the city's greatest warrior and wishes to challenge any that would take that spot from him.</text:p>
      <text:p text:style-name="Standard"/>
      <text:p text:style-name="Standard">Tuol Sleng – the leader of a ruthless regime in Cambodia, 54 Years old, this man is a symbol of the UAF, a faction of <text:s/>Khmer Rouge. and he uses a lot of there old bases, soldiers, weapons and uses brutal tactics to hold the people in check, as the region it has fallen into corruption after the departure of the Government. <text:s/>He wears an NVA uniform and claims to be the hier to the communist throne in South-East Asia. <text:s/>Sleng is responsible for flooding millions of dollars worth of Heroin into Midway City and does it under the guise of diplomatic realtions. <text:s/>He is always guarded by a small army of his goons that are dressed like the Khmer Rouge Guerillas, who carry automatic weapons and grenades. <text:s/>Sleng was the warden of the prison camps in which Taylor and her comrades were held prisoner, earning the top spot on Taylor's hit list. <text:s/></text:p>
      <text:p text:style-name="Standard"/>
      <text:p text:style-name="Standard">Grigori Gehkt – the last remaining member of the Russian Spetsnaz, 32 years old, Gehkt is a high ranking member in the Russian Organized crime syndicate in Midway City and is responsible for steal drugs from manufactures to concockt street drugs that gets kids hooked. He is a heavily armored soldier with a large machine gun always by his side and he has his personal army of soldiers joining him, he wears a red suit with a green dress shirt and a black tie. <text:s/>This guy is always ready for a battle and has a tendency to try and take his enemies on one-on-one. <text:s/></text:p>
      <text:p text:style-name="Standard"/>
      <text:p text:style-name="Standard"><text:soft-page-break/>Sagittarius/Jack Seader - a mysterious black robed archer who terrorizes the law enforcement and the people of the Midway City for the sheer joy of terror. 34 Years old, This thing was known to be one of the Shadow Hunters, a group of mysterious assassins who stalk cities and feed off of them like parasites. <text:s/>Their skills with a bow are very formidable as well is their hand to hand combat skills. <text:s/>Not much is known about this ghost, and he does not reveal his plans until it is almost too late for the heroes to stop him, Seader plans to wipe out the population using Cold war sleeper agent tactics to desperse the virus around the entire city. <text:s/>He is a menace that is hell bent on Killing Amanda Taylor, even though on many occasions confessed his love for her. <text:s/></text:p>
      <text:p text:style-name="Standard"/>
      <text:p text:style-name="Standard"/>
      <text:p text:style-name="Standard"><text:s/>- Dialogue example - </text:p>
      <text:p text:style-name="Standard"/>
      <text:p text:style-name="Standard"/>
      <text:p text:style-name="Standard">Setting:</text:p>
      <text:p text:style-name="Standard"/>
      <text:p text:style-name="Standard">The vigilante team has just lost their lead on ferverous Bank robber Gerarld Sanderson an account of a technical mishap, they are at the bar drinking off their loss, when Amanda gives Colin the a talk to regain his confidence and then after the conversation Amanda dispatches two drunk low-lives who try to hastle Colin. </text:p>
      <text:p text:style-name="Standard"/>
      <text:p text:style-name="Standard"/>
      <text:p text:style-name="Standard">EXT. - Reggie's Ale House</text:p>
      <text:p text:style-name="Standard"/>
      <text:p text:style-name="Standard">INT. - Main bar</text:p>
      <text:p text:style-name="Standard"/>
      <text:p text:style-name="Standard">AMANDA and COLIN are sitting at next to each other, COLIN has a water in front of him and AMANDA is drinking a beer. <text:s/>COLIN looked around nervously scanning each patron he saw. <text:s/></text:p>
      <text:p text:style-name="Standard"/>
      <text:p text:style-name="P1">AMANDA</text:p>
      <text:p text:style-name="P1">Somthing bothering you kid?</text:p>
      <text:p text:style-name="P1"/>
      <text:p text:style-name="P1">COLIN</text:p>
      <text:p text:style-name="P1">No, it's just....</text:p>
      <text:p text:style-name="P1"/>
      <text:p text:style-name="P1">AMANDA</text:p>
      <text:p text:style-name="P1">What's wrong?</text:p>
      <text:p text:style-name="P1"/>
      <text:p text:style-name="P1"><text:s/>COLIN</text:p>
      <text:p text:style-name="P1">Nothing, <text:line-break/>(he sips his water)</text:p>
      <text:p text:style-name="P1">Just concerned about the case</text:p>
      <text:p text:style-name="P1"/>
      <text:p text:style-name="P1">AMANDA</text:p>
      <text:p text:style-name="P1">We'll get Sanderson, you have my word. <text:s/></text:p>
      <text:p text:style-name="P1"/>
      <text:p text:style-name="P1">COLIN</text:p>
      <text:p text:style-name="P1">Yet I can't help but think this was my fault, my calculations were not able to predict this kind of an outcome. <text:s/></text:p>
      <text:p text:style-name="P1"/>
      <text:p text:style-name="P1"><text:soft-page-break/>AMANDA</text:p>
      <text:p text:style-name="P1">There is no equation to deal with a Bazooka. </text:p>
      <text:p text:style-name="P1"/>
      <text:p text:style-name="P1">COLIN</text:p>
      <text:p text:style-name="P1">And now the team is ready to kick me off. </text:p>
      <text:p text:style-name="P1"/>
      <text:p text:style-name="P1">AMANDA</text:p>
      <text:p text:style-name="P1">I wouldn't be so sure. </text:p>
      <text:p text:style-name="P1"/>
      <text:p text:style-name="P1">COLIN</text:p>
      <text:p text:style-name="P1">Fargus was right, I'm not cut out for this team. <text:s/></text:p>
      <text:p text:style-name="P1"/>
      <text:p text:style-name="P1">AMANDA</text:p>
      <text:p text:style-name="P1">That's first time I have ever heard someone say the Roland was correct. We all make mistakes from time to time Colin, it's what we do with our second chance, that's what matters. <text:s/></text:p>
      <text:p text:style-name="P2"/>
      <text:p text:style-name="P2">COLIN then gets a text message on his phone he looks up with a happy face. <text:s/></text:p>
      <text:p text:style-name="P2"/>
      <text:p text:style-name="P1">COLIN</text:p>
      <text:p text:style-name="P1">I had SIRI leave me a notice if we ever got a facial recognition on Sanderson.</text:p>
      <text:p text:style-name="P1"/>
      <text:p text:style-name="P1">AMANDA</text:p>
      <text:p text:style-name="P1">and?</text:p>
      <text:p text:style-name="P1"/>
      <text:p text:style-name="P2">COLIN then shows AMANDA his </text:p>
      <text:p text:style-name="P2"/>
      <text:p text:style-name="P2">PHONE SCREEN </text:p>
      <text:p text:style-name="P2"/>
      <text:p text:style-name="P1">COLIN</text:p>
      <text:p text:style-name="P1">(o.s)</text:p>
      <text:p text:style-name="P1">He was just spotted right outside the Midway Credit Union. <text:s/></text:p>
      <text:p text:style-name="P1"/>
      <text:p text:style-name="P1">AMANDA</text:p>
      <text:p text:style-name="P1">Call Fargus and tell him to grab his gear, this son of a bitch goes down tonight. </text:p>
      <text:p text:style-name="P1"/>
      <text:p text:style-name="P2">AMANDA places her drink down on the table and then is approached by two mid-hight stocky male PATRONS and they scan AMANDA up and down.</text:p>
      <text:p text:style-name="P2"/>
      <text:p text:style-name="P1">PATRON 1</text:p>
      <text:p text:style-name="P1">You, looking to party baby?</text:p>
      <text:p text:style-name="P1"/>
      <text:p text:style-name="P1">AMANDA</text:p>
      <text:p text:style-name="P1">Gentlemen, I have an urgent meeting at the bank, I must be going. <text:s/></text:p>
      <text:p text:style-name="P1"/>
      <text:p text:style-name="P1">PATRON 2</text:p>
      <text:p text:style-name="P1">C'mon just one drink. </text:p>
      <text:p text:style-name="P1"/>
      <text:p text:style-name="P2">One of the PATRON's grabs AMANDA's arm,</text:p>
      <text:p text:style-name="P2"/>
      <text:p text:style-name="P1"><text:soft-page-break/>AMANDA</text:p>
      <text:p text:style-name="P1">Let go of me....</text:p>
      <text:p text:style-name="P2"/>
      <text:p text:style-name="P2">The PATRON laughs, AMANDA then spins her arm out of the PATRON's grip and hit's him in the stomach with the palm of her hand. <text:s/>She ducks a punch from the other PATRON and punchs his legs twice causing him to lower to the ground. <text:s/>AMANDA then grabs this PATRON's head and slams it down on the bar breaking the glasses close to him. <text:s/>AMANDA then throws a 100$ bill on the bar. </text:p>
      <text:p text:style-name="P2"/>
      <text:p text:style-name="P2"/>
      <text:p text:style-name="P1"/>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5:11:05</meta:creation-date>
    <dc:date>2017-08-04T21:15:05</dc:date>
    <meta:editing-duration>P4DT1H43M55S</meta:editing-duration>
    <meta:editing-cycles>7</meta:editing-cycles>
    <meta:generator>OpenOffice.org/3.4.1$Unix OpenOffice.org_project/341m1$Build-9593</meta:generator>
    <meta:document-statistic meta:table-count="0" meta:image-count="0" meta:object-count="0" meta:page-count="6" meta:paragraph-count="69" meta:word-count="2850" meta:character-count="15613"/>
  </office:meta>
</office:document-meta>
</file>